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06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12"/>
        <table:table-column table:style-name="co6" table:default-cell-style-name="ce14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number-columns-repeated="4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5" office:value-type="string" calcext:value-type="string">
            <text:p>Pregunta C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ALEJANDRO GARCIA RUCAVADO</text:p>
          </table:table-cell>
          <table:table-cell table:number-columns-repeated="5"/>
          <table:table-cell table:style-name="ce13" office:value-type="string" calcext:value-type="string">
            <text:p>Pregunta B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ANIBAL ISIDRO PORTUGEZ QUIROS</text:p>
          </table:table-cell>
          <table:table-cell table:number-columns-repeated="5"/>
          <table:table-cell table:style-name="ce13" office:value-type="string" calcext:value-type="string">
            <text:p>Pregunta C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ANTONY RODRIGUEZ ZUÑIGA</text:p>
          </table:table-cell>
          <table:table-cell table:number-columns-repeated="5"/>
          <table:table-cell table:style-name="ce21"/>
          <table:table-cell table:number-columns-repeated="2"/>
        </table:table-row>
        <table:table-row table:style-name="ro1">
          <table:table-cell office:value-type="string" calcext:value-type="string">
            <text:p>BRAINER HERRERA GONZALEZ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OS ANDRE QUIROZ POLANC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OPHER DANIEL SOTO GONZALE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LAN GIOVANNY LEANDRO VALVERDE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KSON MURILLO RIOS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BIAN ALBERTO VARGAS CHACON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FRANCINI MARGARITA BRENES CHACON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SSELLE VANESSA HERNANDEZ RICHMOND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FET STIR SABALLOS MARCHENA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GE ANTONIO ZUÑIGA TORRES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 DANIEL VARGAS RODRIGUEZ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 RICARDO FONSECA LI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N CARLOS VALENZUELA QUESADA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N IGNACIO CHAVES WONG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AN FRANCISCO LOBO ZELEDON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 GEOVANNY GUERRERO ARGUEDAS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LA FRANSUA HIDALGO QUIROS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IS FERNANDO RODRIGUEZ ARIAS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IS GUILLERMO QUESADA VALVERDE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VIN FELIPE UMAÑA REVUELT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SSIEL SABRINA ELIZONDO MORA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AURICIO DE JESUS CHAVES ARGUEDAS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ONTSERRAT HERNANDEZ HERNANDEZ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ODALIZ NAZARETH BRAVO MENDEZ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ABLO DAVID CORDERO BERMUDEZ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ONULFO FABRICIO LEON GAMBOA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OXINY ANDREA GUEVARA QUESADA</text:p>
          </table:table-cell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SERGIO DENIS CHAVARRIA ZUÑIGA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XOTCHIL DANIELA ROJAS FERNANDEZ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YASMIN DAYANE ORTEGA AGUILAR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YENDRI MARIA ROJAS ZAMORA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8:58:17.1938431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8-23T18:58:39.787340592</dc:date>
    <meta:editing-duration>PT2H8M43S</meta:editing-duration>
    <meta:editing-cycles>4</meta:editing-cycles>
    <meta:generator>LibreOffice/6.4.4.2$Linux_X86_64 LibreOffice_project/40$Build-2</meta:generator>
    <meta:document-statistic meta:table-count="1" meta:cell-count="73" meta:object-count="0"/>
  </office:meta>
</office:document-meta>
</file>